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200%" fo:orphans="2" fo:widows="0"/>
      <style:text-properties fo:font-variant="normal" fo:text-transform="none" fo:color="#cccccc" style:text-line-through-style="none" style:font-name="Times New Roman1" fo:font-size="12pt" fo:font-style="normal" style:text-underline-style="none" fo:font-weight="normal" style:text-blinking="false" fo:background-color="transparent" style:font-size-asian="10.5pt"/>
    </style:style>
    <style:style style:name="P2" style:family="paragraph" style:parent-style-name="Text_20_body">
      <style:paragraph-properties fo:line-height="200%" fo:orphans="2" fo:widows="0"/>
      <style:text-properties fo:font-variant="normal" fo:text-transform="none" fo:color="#cccccc" style:text-line-through-style="none" style:font-name="Times New Roman1" fo:font-size="12pt" fo:font-style="normal" style:text-underline-style="none" fo:font-weight="normal" style:text-blinking="false" fo:background-color="transparent" style:font-size-asian="10.5pt" style:font-style-asian="normal" style:font-style-complex="normal"/>
    </style:style>
    <style:style style:name="P3" style:family="paragraph" style:parent-style-name="Text_20_body">
      <style:paragraph-properties fo:line-height="200%" fo:orphans="2" fo:widows="0"/>
      <style:text-properties fo:color="#cccccc" style:font-size-asian="10.5pt"/>
    </style:style>
    <style:style style:name="P4" style:family="paragraph" style:parent-style-name="Text_20_body" style:master-page-name="">
      <style:paragraph-properties fo:line-height="200%" fo:keep-together="auto" fo:orphans="2" fo:widows="0" style:page-number="auto" fo:keep-with-next="auto"/>
      <style:text-properties fo:font-variant="normal" fo:text-transform="none" fo:color="#cccccc" style:text-line-through-style="none" style:font-name="Times New Roman1" fo:font-size="12pt" fo:font-style="normal" style:text-underline-style="none" fo:font-weight="normal" style:text-blinking="false" fo:background-color="transparent" style:font-size-asian="10.5pt"/>
    </style:style>
    <style:style style:name="T1" style:family="text">
      <style:text-properties fo:font-style="italic" style:font-style-asian="italic" style:font-style-complex="italic"/>
    </style:style>
    <style:style style:name="T2" style:family="text">
      <style:text-properties style:font-style-asian="normal" style:font-style-complex="normal"/>
    </style:style>
    <style:style style:name="T3" style:family="text">
      <style:text-properties fo:font-variant="normal" fo:text-transform="none" style:text-line-through-style="none" style:font-name="Times New Roman1" fo:font-size="12pt" fo:font-style="normal" style:text-underline-style="none" fo:font-weight="normal" style:text-blinking="false" fo:background-color="transparent" style:font-style-asian="normal" style:font-style-complex="normal"/>
    </style:style>
    <style:style style:name="T4" style:family="text">
      <style:text-properties fo:font-variant="normal" fo:text-transform="none" style:text-line-through-style="none" style:font-name="Times New Roman1" fo:font-size="12pt" fo:font-style="normal" style:text-underline-style="none" fo:font-weight="normal" style:text-blinking="false" fo:background-color="transparent" style:font-style-asian="normal" style:font-weight-asian="normal" style:font-style-complex="normal" style:font-weight-complex="normal"/>
    </style:style>
    <style:style style:name="T5" style:family="text">
      <style:text-properties fo:font-variant="normal" fo:text-transform="none" style:text-line-through-style="none" style:font-name="Times New Roman1" fo:font-size="12pt" fo:font-style="italic" style:text-underline-style="none" fo:font-weight="normal" style:text-blinking="false" fo:background-color="transparent"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1"><text:bookmark text:name="docs-internal-guid-9b80ab12-5897-b6ee-c45d-eb68b641272b"/><text:tab/>From the very inception of nationalism, the collectivization of identities has provided a means for Europeans in nations to share, celebrate and revel in the successes of others in their nation. Although detractors of nationalism have correctly noted a patterned degradation of those belonging to other nations, nationalism is not a framework of negativity; such exclusionary tactics primarily serve to elevate the nation's self-perceived prestige (albeit at the perceived expense of other nations). European nation-states, from World War I to the present day, have been demonstrably poor at coping with negative stimuli. The struggles of European nation-states with negative stimuli have been well explored within the concept of "collective guilt." I intend to explore the dimensions of collective guilt as both a description or a prescription for the state of a nation, and demonstrate that is an inadequate description for the state of a damaged national conscience and not the only means by which damaged national consciences are healed.</text:p>
      <text:p text:style-name="P1"><text:tab/>The postwar experiences of Germany are rich with challenges to the national conscience, mostly relating to her national relationships with anti-semitism and communism. In addition to coping with the negative implication of defeat on the national conscience, Germany was methodically instructed by the Allies of the errs of militarism and anti-semitism. <text:s/>The rehabilitation of West Germany is the topic of Robert Moller's <text:span text:style-name="T1">War Stories: The Search for a Usable Past in the Federal Republic</text:span><text:span text:style-name="T2">. </text:span><text:span text:style-name="T2">The international revulsion of the atrocities of World War II left Germany with little choice but to expel much of the preceding half-century from their identity; West Germany processed an </text:span><text:span text:style-name="T1">unusable</text:span><text:span text:style-name="T2"> history. </text:span><text:span text:style-name="T2">Moller contends that far from ignoring their wartime experience</text:span><text:span text:style-name="T2">s</text:span><text:span text:style-name="T2"> with silence, post-War Germans were in fact conducting a “search for a usable past.” </text:span><text:span text:style-name="T2">In particular, the chapter “Prisoners of Memory” explores the release of the last prisoners of war by Russian and their repatriation by West Germany in 1959. The Germans who </text:span><text:soft-page-break/><text:span text:style-name="T2">returned in the 1955 homecoming were, like “woolly mammoths [..] locked eternally in the ice,” confronted by a country altered inconceivably from that which they departed no less than a decade prior.</text:span><text:span text:style-name="T2"><text:note text:id="ftn1" text:note-class="footnote"><text:note-citation>1</text:note-citation><text:note-body><text:p text:style-name="Footnote">Ibid., 90.</text:p></text:note-body></text:note></text:span><text:span text:style-name="T2"> West Germans, similarly, were confronted en masse by a token of an inconceivable, terrible past. Overall, Moeller concludes that such conflicts were footnote to a broadly unifying experience; the return of the last POWs was a pattern of healing, not reopening, old wounds. In particular these “old Germans” provided valuable assurance to the citizens of the Federal Republic that they had not strayed too far from germanity. <text:s/>To the <text:s/>“economic renewal” of West Germany, “POWs were uniquely positioned to add a 'moral renewal.'”</text:span></text:p>
      <text:p text:style-name="P3"><text:span text:style-name="T3"><text:tab/>As Moller observed, the handful of mass repatriations experienced by Europeans in the second half of the twentieth century provides useful telescope for identifying instances of negative stimuli on the national consciences. In </text:span><text:span text:style-name="T5">Instructed Silence, Constructed Memory: The SED and the Return of German Prisoners of War as ‘War Criminals’ from the Soviet Union to East Germany, 1950–1956</text:span><text:span text:style-name="T3">, Christina Marina reported that East Germany had a wholly different reaction to the return of prisoners </text:span><text:span text:style-name="T3">of war. The return of West German POWs helped legitmize an element of German culture lingering from the Nazi years: anti-communism. In East Germany, Morina contended, they could serve no such utility. Regardless of how common East Germans felt, the return of PoWs was incompatible with the top-down scheme of rehabilitation embraced by the East German government. </text:span></text:p>
      <text:p text:style-name="P3"><text:span text:style-name="T3"><text:tab/>The last great challenge to German identity came on the back of Europe's largest repatriation event: the Fall of the Berlin Wall in 1989. That year of German history is the focal point of Mary Elise Sarotte's </text:span><text:span text:style-name="T5">1989: The Struggle to Create Post-Cold War Europe. </text:span><text:span text:style-name="T3">She continues the theme of top-down rehabilitations of national identity, but at a multi-national level, </text:span><text:soft-page-break/><text:span text:style-name="T3">comparing the post-Cold War visions pursued by the U.S., West Germany, East Germany, and the Soviet Union. </text:span><text:span text:style-name="T4">She concludes that the most visionary paths for Post-Cold War Europe were not the ones embraced, and concludes with a reflection on the trials endured by post-unification Germany. The Fall of the Berlin Wall was hailed at first as the very reunification of Germany itself. However, more than a mere physical division of a single city, the Berlin Wall, as a shared hardship, bound together two diverging nations.</text:span></text:p>
      <text:p text:style-name="P3"><text:span text:style-name="T5"><text:tab/></text:span><text:span text:style-name="T3">To the east, one can find a repatriation event linked slightly less directly to the consequences of World War II in the trials and tribulations of the French departmente of Algeria. Generations of French, known as </text:span><text:span text:style-name="T5">pieds-noir</text:span><text:span text:style-name="T3">, lived their entire lives in the departmente of Algeria. During the Algerian war, nearly one million pieds-noir fled from Algeria to the French mainland. In </text:span><text:span text:style-name="T5">After the Algerian War</text:span><text:span text:style-name="T3">, Eric Savarse explored the identity crises faced by repatriated French-Algerians. Their arrivial in France was “broadly associated by trauma”, as they bore unshakable associations to a doomed colony and a doomed war. Contrary to the traditional narrative in which the label “pied-noirs” was developed by mainland frenchmen, Savarse contends that repatriated french cultivated the identity as a label for their “shared suffering in exile”. <text:s/></text:span></text:p>
      <text:p text:style-name="P1"><text:span text:style-name="T3"><text:tab/></text:span><text:span text:style-name="T2">The Jedwabne controversy may either be considered historically or historiographically. The historical debate is straightforward: a discourse between academics over differing interpretations of a set of Polish primary sources that provide an incomplete time-line of the Jedwabne pogrom. A researcher might be disappointed to learn that this debate has had virtually no new developments since it was sparked by the 2003 publication of </text:span><text:span text:style-name="T1">Neighbors</text:span><text:span text:style-name="T2">, by Jan Gross—that is to say, no new primary sources have been discovered. However, when studied historiographical, the controversy gains an explosive dimension: the lines of secondary and </text:span><text:soft-page-break/><text:span text:style-name="T2">primary sources are blurred as the secondary sources of historical study become the primary sources of historiographical study. To study the Jedwabne controversy autobiographically is to expose the motives of its academic and popular ideologues. This dimension is documented by </text:span><text:span text:style-name="T1">The Neighbors Respond: The Controversy over the Jedwabne Massacre in Poland</text:span><text:span text:style-name="T2">, an edited collection of writings and speeches by polish pundits, priests, and academics in the wake of </text:span><text:span text:style-name="T1">Neighbors</text:span><text:span text:style-name="T2">. Each element of the collection has utility as a primary source and as a secondary source. Moreover, Polonsky's editorials are a valuable secondary source, lending context to the works in the collection. I believe that his description of academic upheaval after the fall of communism in Poland describes a kind of internal, political repatriation. </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100%" fo:margin-left="0.2354in" fo:margin-right="0in" fo:margin-top="0in" fo:margin-bottom="0in" fo:text-indent="-0.2354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1in" fo:margin-top="1in" fo:margin-bottom="1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27T17:57:58.658000000</meta:creation-date>
    <dc:date>2014-10-29T09:21:11</dc:date>
    <meta:editing-duration>PT7H20M39S</meta:editing-duration>
    <meta:editing-cycles>18</meta:editing-cycles>
    <meta:generator>LibreOffice/3.5$Linux_x86 LibreOffice_project/350m1$Build-2</meta:generator>
    <meta:document-statistic meta:table-count="0" meta:image-count="0" meta:object-count="0" meta:page-count="4" meta:paragraph-count="7" meta:word-count="1056" meta:character-count="6833" meta:non-whitespace-character-count="5772"/>
  </office:meta>
</office:document-meta>
</file>